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Sans" svg:font-family="Ope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2e543" officeooo:paragraph-rsid="0012e543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c9211e" fo:font-size="18pt" fo:font-weight="bold" officeooo:rsid="0012e543" officeooo:paragraph-rsid="0012e543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000000" fo:font-size="18pt" fo:font-weight="bold" officeooo:rsid="0012e543" officeooo:paragraph-rsid="0012e543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fo:font-weight="bold" officeooo:paragraph-rsid="00158521"/>
    </style:style>
    <style:style style:name="P5" style:family="paragraph" style:parent-style-name="Standard">
      <style:text-properties fo:color="#ff0000" fo:font-size="18pt" fo:font-weight="bold" officeooo:rsid="0012e543" officeooo:paragraph-rsid="0012e543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ff0000" fo:font-size="18pt" fo:font-weight="bold" officeooo:rsid="00158521" officeooo:paragraph-rsid="00158521" style:font-size-asian="18pt" style:font-weight-asian="bold" style:font-size-complex="18pt" style:font-weight-complex="bold"/>
    </style:style>
    <style:style style:name="P7" style:family="paragraph" style:parent-style-name="Standard">
      <style:text-properties fo:color="#ff0000" fo:font-size="18pt" fo:font-weight="bold" officeooo:rsid="00198a79" officeooo:paragraph-rsid="00198a79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2e543" style:font-size-asian="18pt" style:font-weight-asian="bold" style:font-size-complex="18pt" style:font-weight-complex="bold"/>
    </style:style>
    <style:style style:name="P9" style:family="paragraph" style:parent-style-name="Standard">
      <style:text-properties fo:color="#000000" fo:font-size="18pt" fo:font-weight="bold" officeooo:rsid="00198a79" officeooo:paragraph-rsid="00198a79" style:font-size-asian="18pt" style:font-weight-asian="bold" style:font-size-complex="18pt" style:font-weight-complex="bold"/>
    </style:style>
    <style:style style:name="P10" style:family="paragraph" style:parent-style-name="Standard">
      <style:text-properties fo:color="#000000" fo:font-size="18pt" fo:font-weight="bold" officeooo:rsid="001e63b2" officeooo:paragraph-rsid="001e63b2" style:font-size-asian="18pt" style:font-weight-asian="bold" style:font-size-complex="18pt" style:font-weight-complex="bold"/>
    </style:style>
    <style:style style:name="P11" style:family="paragraph" style:parent-style-name="Standard">
      <style:text-properties fo:color="#000000" fo:font-size="18pt" fo:font-weight="bold" officeooo:rsid="00200e02" officeooo:paragraph-rsid="00200e02" style:font-size-asian="18pt" style:font-weight-asian="bold" style:font-size-complex="18pt" style:font-weight-complex="bold"/>
    </style:style>
    <style:style style:name="P12" style:family="paragraph" style:parent-style-name="Standard">
      <style:text-properties fo:color="#000000" fo:font-size="18pt" fo:font-weight="bold" officeooo:rsid="002415fc" officeooo:paragraph-rsid="002415fc" style:font-size-asian="18pt" style:font-weight-asian="bold" style:font-size-complex="18pt" style:font-weight-complex="bold"/>
    </style:style>
    <style:style style:name="P13" style:family="paragraph" style:parent-style-name="Standard">
      <style:text-properties fo:color="#000000" fo:font-size="18pt" fo:font-weight="bold" officeooo:rsid="0025d0e2" officeooo:paragraph-rsid="0025d0e2" style:font-size-asian="18pt" style:font-weight-asian="bold" style:font-size-complex="18pt" style:font-weight-complex="bold"/>
    </style:style>
    <style:style style:name="P14" style:family="paragraph" style:parent-style-name="Standard">
      <style:text-properties fo:color="#ff0000" fo:font-size="18pt" fo:font-weight="bold" officeooo:rsid="00198a79" officeooo:paragraph-rsid="00198a79" style:font-size-asian="18pt" style:font-weight-asian="bold" style:font-size-complex="18pt" style:font-weight-complex="bold"/>
    </style:style>
    <style:style style:name="P15" style:family="paragraph" style:parent-style-name="Standard">
      <style:text-properties fo:color="#ff0000" fo:font-size="18pt" fo:font-weight="bold" officeooo:rsid="00200e02" officeooo:paragraph-rsid="00200e02" style:font-size-asian="18pt" style:font-weight-asian="bold" style:font-size-complex="18pt" style:font-weight-complex="bold"/>
    </style:style>
    <style:style style:name="P16" style:family="paragraph" style:parent-style-name="Standard">
      <style:text-properties fo:color="#ff0000" fo:font-size="18pt" fo:font-weight="bold" officeooo:rsid="002415fc" officeooo:paragraph-rsid="002415fc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ff0000" fo:font-size="18pt" fo:font-weight="bold" officeooo:rsid="0025d0e2" officeooo:paragraph-rsid="0025d0e2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8pt" fo:font-weight="bold" officeooo:rsid="0012e543" style:font-size-asian="18pt" style:font-weight-asian="bold" style:font-size-complex="18pt" style:font-weight-complex="bold"/>
    </style:style>
    <style:style style:name="T3" style:family="text">
      <style:text-properties fo:font-size="18pt" officeooo:rsid="00158521" style:font-size-asian="18pt" style:font-weight-asian="bold" style:font-size-complex="18pt" style:font-weight-complex="bold"/>
    </style:style>
    <style:style style:name="T4" style:family="text">
      <style:text-properties fo:font-size="18pt" fo:font-weight="bold" officeooo:rsid="0012e543" style:font-size-asian="18pt" style:font-weight-asian="bold" style:font-size-complex="18pt" style:font-weight-complex="bold"/>
    </style:style>
    <style:style style:name="T5" style:family="text">
      <style:text-properties officeooo:rsid="00158521"/>
    </style:style>
    <style:style style:name="T6" style:family="text">
      <style:text-properties fo:font-variant="normal" fo:text-transform="none" style:font-name="OpenSans" fo:font-size="18pt" fo:letter-spacing="normal" fo:font-style="normal" officeooo:rsid="0016e095" style:font-size-asian="18pt" style:font-weight-asian="bold" style:font-size-complex="18pt" style:font-weight-complex="bold"/>
    </style:style>
    <style:style style:name="T7" style:family="text">
      <style:text-properties style:text-position="0% 100%"/>
    </style:style>
    <style:style style:name="T8" style:family="text">
      <style:text-properties officeooo:rsid="0022d7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T4">Solution for MCA 2</text:span><text:span text:style-name="T2">nd</text:span><text:span text:style-name="T4"> sem &amp; CE 4</text:span><text:span text:style-name="T2">th</text:span><text:span text:style-name="T4"> sem</text:span></text:p>
      <text:p text:style-name="P8"/>
      <text:p text:style-name="P1">1. Hand Shaking Hands</text:p>
      <text:p text:style-name="P1"/>
      <text:p text:style-name="P2">#include &lt;stdio.h&gt;</text:p>
      <text:p text:style-name="P2">#include &lt;string&gt;</text:p>
      <text:p text:style-name="P2">#include &lt;math.h&gt;</text:p>
      <text:p text:style-name="P2">#include &lt;iostream&gt;</text:p>
      <text:p text:style-name="P2">using namespace std;</text:p>
      <text:p text:style-name="P2"/>
      <text:p text:style-name="P2">int main() {</text:p>
      <text:p text:style-name="P2">string str;</text:p>
      <text:p text:style-name="P2">cin&gt;&gt;str;</text:p>
      <text:p text:style-name="P2"/>
      <text:p text:style-name="P2">if(str[0]&gt;='a'&amp;&amp;str[0]&lt;='z')</text:p>
      <text:p text:style-name="P2">str[0]^=32;</text:p>
      <text:p text:style-name="P2"/>
      <text:p text:style-name="P2">cout&lt;&lt;str;}</text:p>
      <text:p text:style-name="P2"/>
      <text:p text:style-name="P3">2. <text:span text:style-name="T5">Marriage Proposal</text:span></text:p>
      <text:p text:style-name="P3"/>
      <text:p text:style-name="P5">#include &lt;stdio.h&gt;</text:p>
      <text:p text:style-name="P5">#include &lt;string&gt;</text:p>
      <text:p text:style-name="P5">#include &lt;math.h&gt;</text:p>
      <text:p text:style-name="P5">#include &lt;iostream&gt;</text:p>
      <text:p text:style-name="P5">using namespace std;</text:p>
      <text:p text:style-name="P5"/>
      <text:p text:style-name="P5">int main() {</text:p>
      <text:p text:style-name="P5">int n,i,j,k,l;</text:p>
      <text:p text:style-name="P5">cin&gt;&gt;n;</text:p>
      <text:p text:style-name="P5">for(i=1;i&lt;=n;i++){</text:p>
      <text:p text:style-name="P5">for(j=n;j&gt;=i;j--){</text:p>
      <text:p text:style-name="P5">cout&lt;&lt;"*";}</text:p>
      <text:p text:style-name="P5">for(k=1;k&lt;i;k++){</text:p>
      <text:p text:style-name="P5"><text:soft-page-break/>cout&lt;&lt;" <text:s/>";}</text:p>
      <text:p text:style-name="P5">for(l=n;l&gt;=i;l--){</text:p>
      <text:p text:style-name="P5">cout&lt;&lt;"*";}</text:p>
      <text:p text:style-name="P5">cout&lt;&lt;"\n";</text:p>
      <text:p text:style-name="P5">}}</text:p>
      <text:p text:style-name="P5"/>
      <text:p text:style-name="P4"><text:span text:style-name="T3">3. </text:span><text:span text:style-name="T6">Sum Positive Odd Index</text:span></text:p>
      <text:p text:style-name="P6"/>
      <text:p text:style-name="P6">#include &lt;cstdio&gt;</text:p>
      <text:p text:style-name="P6">#include &lt;iostream&gt;</text:p>
      <text:p text:style-name="P6">using namespace std;</text:p>
      <text:p text:style-name="P6"/>
      <text:p text:style-name="P6">int main() {</text:p>
      <text:p text:style-name="P6"><text:s text:c="4"/>int array[100],n,i,sum=0;</text:p>
      <text:p text:style-name="P6"><text:s text:c="4"/>cin&gt;&gt;n;</text:p>
      <text:p text:style-name="P6"><text:s text:c="4"/>for(i=0;i&lt;n;i++){</text:p>
      <text:p text:style-name="P6"><text:s text:c="6"/>cin&gt;&gt;array[i];</text:p>
      <text:p text:style-name="P6"><text:s text:c="4"/>}</text:p>
      <text:p text:style-name="P6"><text:s text:c="4"/>for(i=0;i&lt;n;i++){</text:p>
      <text:p text:style-name="P6"><text:s text:c="5"/>if((i%2)==0 &amp;&amp; array[i]&gt;0)</text:p>
      <text:p text:style-name="P6"><text:s text:c="5"/>sum=sum+array[i];</text:p>
      <text:p text:style-name="P6"><text:s text:c="4"/>}</text:p>
      <text:p text:style-name="P6"><text:s text:c="4"/>cout&lt;&lt;sum;</text:p>
      <text:p text:style-name="P6">}</text:p>
      <text:p text:style-name="P6"/>
      <text:p text:style-name="P9">4. ASCII Riddle</text:p>
      <text:p text:style-name="P7"/>
      <text:p text:style-name="P7">#include &lt;cmath&gt;</text:p>
      <text:p text:style-name="P7">#include &lt;cstdio&gt;</text:p>
      <text:p text:style-name="P7">#include &lt;iostream&gt;</text:p>
      <text:p text:style-name="P7">#include &lt;string&gt;</text:p>
      <text:p text:style-name="P7">using namespace std;</text:p>
      <text:p text:style-name="P7"/>
      <text:p text:style-name="P7"/>
      <text:p text:style-name="P7">int main() {</text:p>
      <text:p text:style-name="P7"><text:soft-page-break/><text:s text:c="3"/>string str;int k,i,p;</text:p>
      <text:p text:style-name="P7"><text:s text:c="3"/>cin&gt;&gt;str;</text:p>
      <text:p text:style-name="P7"><text:s text:c="3"/>k=str.length();</text:p>
      <text:p text:style-name="P7"><text:s text:c="3"/>for(i=0;i&lt;k;i++){</text:p>
      <text:p text:style-name="P7"><text:s text:c="3"/>p=(int)str[i];</text:p>
      <text:p text:style-name="P7"><text:s text:c="3"/>if(p&gt;='a' &amp;&amp; p&lt;='z')</text:p>
      <text:p text:style-name="P7"><text:s text:c="5"/>str[i]=str[i]^32;</text:p>
      <text:p text:style-name="P7"><text:s text:c="3"/>}</text:p>
      <text:p text:style-name="P7"><text:s text:c="3"/>cout&lt;&lt; str;</text:p>
      <text:p text:style-name="P7">}</text:p>
      <text:p text:style-name="P7"/>
      <text:p text:style-name="P10">Solution for 6<text:span text:style-name="T1">th</text:span> sem</text:p>
      <text:p text:style-name="P10"/>
      <text:p text:style-name="P10">1. KIET Series Challenge</text:p>
      <text:p text:style-name="P7"/>
      <text:p text:style-name="P7">#include &lt;cmath&gt;</text:p>
      <text:p text:style-name="P7">#include &lt;cstdio&gt;</text:p>
      <text:p text:style-name="P7">#include &lt;vector&gt;</text:p>
      <text:p text:style-name="P7">#include &lt;iostream&gt;</text:p>
      <text:p text:style-name="P7">#include &lt;algorithm&gt;</text:p>
      <text:p text:style-name="P7">using namespace std;</text:p>
      <text:p text:style-name="P7"/>
      <text:p text:style-name="P7">int main() {</text:p>
      <text:p text:style-name="P7"><text:s text:c="2"/>int n,i,inp,out,sum=0;</text:p>
      <text:p text:style-name="P7"><text:s text:c="2"/>cin&gt;&gt;n;</text:p>
      <text:p text:style-name="P7"><text:s text:c="2"/>for(i=1;i&lt;=n;i++){</text:p>
      <text:p text:style-name="P7"><text:s text:c="5"/>cin&gt;&gt;inp;</text:p>
      <text:p text:style-name="P7"><text:s text:c="5"/>out=out+inp;</text:p>
      <text:p text:style-name="P7"><text:s text:c="2"/>}</text:p>
      <text:p text:style-name="P7"><text:s text:c="3"/>while (out != 0) {</text:p>
      <text:p text:style-name="P7"><text:s text:c="4"/>sum = sum + out % 10;</text:p>
      <text:p text:style-name="P7"><text:s text:c="4"/>out = out / 10; }</text:p>
      <text:p text:style-name="P7"><text:s text:c="5"/>cout&lt;&lt; sum;</text:p>
      <text:p text:style-name="P7"><text:s text:c="5"/>return 0; }</text:p>
      <text:p text:style-name="P7"/>
      <text:p text:style-name="P11"><text:soft-page-break/></text:p>
      <text:p text:style-name="P11">2. KIET Convert C++ variable in JavaScript variable</text:p>
      <text:p text:style-name="P11"/>
      <text:p text:style-name="P15">#include &lt;cmath&gt;</text:p>
      <text:p text:style-name="P15">#include &lt;cstdio&gt;</text:p>
      <text:p text:style-name="P15">#include &lt;vector&gt;</text:p>
      <text:p text:style-name="P15">#include &lt;iostream&gt;</text:p>
      <text:p text:style-name="P15">#include &lt;string&gt;</text:p>
      <text:p text:style-name="P15">using namespace std;</text:p>
      <text:p text:style-name="P15"/>
      <text:p text:style-name="P15"/>
      <text:p text:style-name="P15">int main() {</text:p>
      <text:p text:style-name="P15"><text:s text:c="4"/>string str;int i,k;</text:p>
      <text:p text:style-name="P15"><text:s text:c="4"/>cin&gt;&gt;str;</text:p>
      <text:p text:style-name="P15"><text:s text:c="4"/>k=str.length();</text:p>
      <text:p text:style-name="P15"><text:s text:c="4"/>for(i=0;i&lt;k;i++){</text:p>
      <text:p text:style-name="P15"><text:s text:c="4"/>if(str[i]=='_'){</text:p>
      <text:p text:style-name="P15"><text:s text:c="7"/><text:span text:style-name="T8">if(str[i+1]&gt;=’a’ &amp;&amp; str[i+1]&lt;=’z’){</text:span></text:p>
      <text:p text:style-name="P15"><text:s text:c="6"/>str[i+1]=str[i+1]^32;<text:span text:style-name="T8">}</text:span></text:p>
      <text:p text:style-name="P15"><text:s text:c="6"/>str.erase(str.begin()+i);</text:p>
      <text:p text:style-name="P15"><text:s text:c="4"/>}</text:p>
      <text:p text:style-name="P15"><text:s/>}</text:p>
      <text:p text:style-name="P15"><text:s text:c="5"/>cout&lt;&lt;str;</text:p>
      <text:p text:style-name="P15"><text:s text:c="4"/></text:p>
      <text:p text:style-name="P15">}</text:p>
      <text:p text:style-name="P15"/>
      <text:p text:style-name="P12">3. Money Bank Problem getting double</text:p>
      <text:p text:style-name="P15"/>
      <text:p text:style-name="P15">#include &lt;cmath&gt;</text:p>
      <text:p text:style-name="P15">#include &lt;cstdio&gt;</text:p>
      <text:p text:style-name="P15">#include &lt;vector&gt;</text:p>
      <text:p text:style-name="P15">#include &lt;iostream&gt;</text:p>
      <text:p text:style-name="P15">#include &lt;algorithm&gt;</text:p>
      <text:p text:style-name="P15">using namespace std;</text:p>
      <text:p text:style-name="P15"/>
      <text:p text:style-name="P15"><text:soft-page-break/></text:p>
      <text:p text:style-name="P15">int main() {</text:p>
      <text:p text:style-name="P15"><text:s text:c="4"/>int n,i,total=1,daily=1;</text:p>
      <text:p text:style-name="P15"><text:s text:c="4"/>cin&gt;&gt;n;</text:p>
      <text:p text:style-name="P15"><text:s text:c="4"/>cout&lt;&lt;daily&lt;&lt;" ";</text:p>
      <text:p text:style-name="P15"><text:s text:c="4"/>for(i=1;i&lt;n;i++){</text:p>
      <text:p text:style-name="P15"><text:s text:c="6"/>daily*=2;</text:p>
      <text:p text:style-name="P15"><text:s text:c="6"/>cout&lt;&lt;daily&lt;&lt;" ";</text:p>
      <text:p text:style-name="P15"><text:s text:c="6"/>total+=daily;</text:p>
      <text:p text:style-name="P15"><text:s text:c="4"/>}</text:p>
      <text:p text:style-name="P15"><text:s text:c="4"/>cout&lt;&lt;"\n"&lt;&lt;total;</text:p>
      <text:p text:style-name="P15">}</text:p>
      <text:p text:style-name="P11"/>
      <text:p text:style-name="P12">4. KIET Madhukar Collection</text:p>
      <text:p text:style-name="P12"/>
      <text:p text:style-name="P16">#include &lt;cmath&gt;</text:p>
      <text:p text:style-name="P16">#include &lt;cstdio&gt;</text:p>
      <text:p text:style-name="P16">#include &lt;vector&gt;</text:p>
      <text:p text:style-name="P16">#include &lt;iostream&gt;</text:p>
      <text:p text:style-name="P16">#include &lt;algorithm&gt;</text:p>
      <text:p text:style-name="P16">using namespace std;</text:p>
      <text:p text:style-name="P16"/>
      <text:p text:style-name="P16"/>
      <text:p text:style-name="P16">int main() {</text:p>
      <text:p text:style-name="P16"><text:s text:c="3"/>int n,i,sum=37000;</text:p>
      <text:p text:style-name="P16"><text:s text:c="3"/>cin&gt;&gt;n; </text:p>
      <text:p text:style-name="P16"><text:s text:c="3"/>for(i=0;i&lt;n;i++){</text:p>
      <text:p text:style-name="P16"><text:s text:c="4"/>sum=sum-20;</text:p>
      <text:p text:style-name="P16"><text:s text:c="4"/>cout&lt;&lt;sum&lt;&lt;" ";</text:p>
      <text:p text:style-name="P16"><text:s text:c="3"/>}</text:p>
      <text:p text:style-name="P16"><text:s text:c="3"/>cout&lt;&lt;"\n"&lt;&lt;sum;</text:p>
      <text:p text:style-name="P16"><text:s text:c="4"/>return 0;</text:p>
      <text:p text:style-name="P16">}</text:p>
      <text:p text:style-name="P16"/>
      <text:p text:style-name="P16"/>
      <text:p text:style-name="P16"><text:soft-page-break/></text:p>
      <text:p text:style-name="P13">5. KIET_Adveta and his friends race</text:p>
      <text:p text:style-name="P13"/>
      <text:p text:style-name="P17">#include &lt;cmath&gt;</text:p>
      <text:p text:style-name="P17">#include &lt;cstdio&gt;</text:p>
      <text:p text:style-name="P17">#include &lt;vector&gt;</text:p>
      <text:p text:style-name="P17">#include &lt;iostream&gt;</text:p>
      <text:p text:style-name="P17">#include &lt;algorithm&gt;</text:p>
      <text:p text:style-name="P17">using namespace std;</text:p>
      <text:p text:style-name="P17"/>
      <text:p text:style-name="P17"/>
      <text:p text:style-name="P17">int main() {</text:p>
      <text:p text:style-name="P17"><text:s text:c="4"/>int n,adveta=100,rahul=120,janki=80,i;</text:p>
      <text:p text:style-name="P17"><text:s text:c="4"/>cin&gt;&gt;n;</text:p>
      <text:p text:style-name="P17"><text:s text:c="4"/>for(i=1;i&lt;n;i++){</text:p>
      <text:p text:style-name="P17"><text:s text:c="6"/>adveta+=100+(10*i);</text:p>
      <text:p text:style-name="P17"><text:s text:c="6"/>rahul+=120+(5*i);</text:p>
      <text:p text:style-name="P17"><text:s text:c="6"/>janki+=80 +(20*i);}</text:p>
      <text:p text:style-name="P17"><text:s text:c="6"/>cout&lt;&lt;adveta;</text:p>
      <text:p text:style-name="P17"><text:s text:c="6"/>cout&lt;&lt;"\n"&lt;&lt;rahul;</text:p>
      <text:p text:style-name="P17"><text:s text:c="6"/>cout&lt;&lt;"\n"&lt;&lt;janki;</text:p>
      <text:p text:style-name="P17">return 0;</text:p>
      <text:p text:style-name="P17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Sans" svg:font-family="Open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1T10:54:28.833269926</meta:creation-date>
    <dc:date>2021-04-11T18:46:47.467658302</dc:date>
    <meta:editing-duration>PT2H7M18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6" meta:paragraph-count="159" meta:word-count="323" meta:character-count="2755" meta:non-whitespace-character-count="2308"/>
  </office:meta>
</office:document-meta>
</file>